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6c4c3" officeooo:paragraph-rsid="0016c4c3" style:font-weight-asian="normal" style:font-weight-complex="normal"/>
    </style:style>
    <style:style style:name="P2" style:family="paragraph" style:parent-style-name="Table_20_Contents">
      <style:text-properties fo:font-weight="normal" officeooo:rsid="0017e68d" officeooo:paragraph-rsid="0017e68d" style:font-weight-asian="normal" style:font-weight-complex="normal"/>
    </style:style>
    <style:style style:name="P3" style:family="paragraph" style:parent-style-name="Table_20_Contents">
      <style:text-properties fo:font-weight="bold" officeooo:rsid="0016c4c3" officeooo:paragraph-rsid="0016c4c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ST: </text:p>
          </table:table-cell>
          <table:table-cell table:style-name="Table1.B1" office:value-type="string">
            <text:p text:style-name="P3">DATO: </text:p>
          </table:table-cell>
        </table:table-row>
        <table:table-row table:style-name="Table1.2">
          <table:table-cell table:style-name="Table1.A2" table:number-columns-spanned="2" office:value-type="string">
            <text:p text:style-name="P3">BESKRIVELSE:</text:p>
            <text:p text:style-name="P1"/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>PROSEDYRE:</text:p>
            <text:p text:style-name="P1"/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3">SUKSESSKRITERIER:</text:p>
            <text:p text:style-name="P2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3">RESULTAT:</text:p>
            <text:p text:style-name="P1"/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3">­EVENTUELLE TILTAK: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5:49:48.289955534</dc:date>
    <meta:editing-duration>PT10M36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1" meta:paragraph-count="7" meta:word-count="9" meta:character-count="79" meta:non-whitespace-character-count="76"/>
  </office:meta>
</office:document-meta>
</file>